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Marathi1" svg:font-family="'Lohit Marath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ohit Marathi" svg:font-family="'Lohit Marathi'" style:font-family-generic="system" style:font-pitch="variable"/>
    <style:font-face style:name="Lucida Sans" svg:font-family="'Lucida Sans'"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Text_20_body">
      <style:text-properties fo:font-weight="bold" officeooo:paragraph-rsid="011c2009" style:font-weight-asian="bold" style:font-weight-complex="bold"/>
    </style:style>
    <style:style style:name="P2" style:family="paragraph" style:parent-style-name="Text_20_body">
      <style:text-properties fo:font-weight="bold" officeooo:rsid="02a6f78b" officeooo:paragraph-rsid="02a6f78b" style:font-weight-asian="bold" style:font-weight-complex="bold"/>
    </style:style>
    <style:style style:name="P3" style:family="paragraph" style:parent-style-name="Text_20_body">
      <style:text-properties officeooo:paragraph-rsid="0258c971"/>
    </style:style>
    <style:style style:name="P4" style:family="paragraph" style:parent-style-name="Text_20_body">
      <style:text-properties officeooo:rsid="029df9a7" officeooo:paragraph-rsid="029df9a7"/>
    </style:style>
    <style:style style:name="P5" style:family="paragraph" style:parent-style-name="Text_20_body">
      <style:text-properties officeooo:paragraph-rsid="026859ac"/>
    </style:style>
    <style:style style:name="P6" style:family="paragraph" style:parent-style-name="Text_20_body">
      <style:text-properties fo:font-weight="bold" officeooo:rsid="02a6f78b" officeooo:paragraph-rsid="02a6f78b" style:font-weight-asian="bold" style:font-weight-complex="bold"/>
    </style:style>
    <style:style style:name="P7" style:family="paragraph" style:parent-style-name="Text_20_body">
      <style:text-properties fo:font-weight="bold" officeooo:rsid="02adc37c" officeooo:paragraph-rsid="02adc37c" style:font-weight-asian="bold" style:font-weight-complex="bold"/>
    </style:style>
    <style:style style:name="P8" style:family="paragraph" style:parent-style-name="Text_20_body">
      <style:text-properties officeooo:paragraph-rsid="02a69713"/>
    </style:style>
    <style:style style:name="P9" style:family="paragraph" style:parent-style-name="Text_20_body">
      <style:text-properties officeooo:paragraph-rsid="027985c7"/>
    </style:style>
    <style:style style:name="P10" style:family="paragraph" style:parent-style-name="Text_20_body">
      <style:text-properties fo:font-size="10pt" officeooo:rsid="02ac22c1" officeooo:paragraph-rsid="02ac22c1" style:font-size-asian="10pt" style:font-size-complex="10pt"/>
    </style:style>
    <style:style style:name="P11" style:family="paragraph" style:parent-style-name="Text_20_body">
      <style:text-properties officeooo:paragraph-rsid="02a1eff2"/>
    </style:style>
    <style:style style:name="P12" style:family="paragraph" style:parent-style-name="Text_20_body">
      <style:text-properties officeooo:paragraph-rsid="02acc294"/>
    </style:style>
    <style:style style:name="P13" style:family="paragraph" style:parent-style-name="Text_20_body">
      <style:text-properties officeooo:paragraph-rsid="02a6f78b"/>
    </style:style>
    <style:style style:name="T1" style:family="text">
      <style:text-properties fo:font-weight="bold" style:font-weight-asian="bold" style:font-weight-complex="bold"/>
    </style:style>
    <style:style style:name="T2" style:family="text">
      <style:text-properties fo:font-weight="bold" officeooo:rsid="0029c951" style:font-weight-asian="bold" style:font-weight-complex="bold"/>
    </style:style>
    <style:style style:name="T3" style:family="text">
      <style:text-properties fo:font-weight="bold" officeooo:rsid="0147670a" style:font-weight-asian="bold" style:font-weight-complex="bold"/>
    </style:style>
    <style:style style:name="T4" style:family="text">
      <style:text-properties fo:font-weight="bold" officeooo:rsid="021521a3" style:font-weight-asian="bold" style:font-weight-complex="bold"/>
    </style:style>
    <style:style style:name="T5" style:family="text">
      <style:text-properties fo:font-weight="bold" officeooo:rsid="02266356" style:font-weight-asian="bold" style:font-weight-complex="bold"/>
    </style:style>
    <style:style style:name="T6" style:family="text">
      <style:text-properties fo:font-weight="bold" officeooo:rsid="024c350d" style:font-weight-asian="bold" style:font-weight-complex="bold"/>
    </style:style>
    <style:style style:name="T7" style:family="text">
      <style:text-properties fo:font-weight="bold" officeooo:rsid="0258c971" style:font-weight-asian="bold" style:font-weight-complex="bold"/>
    </style:style>
    <style:style style:name="T8" style:family="text">
      <style:text-properties fo:font-weight="bold" officeooo:rsid="026859ac" style:font-weight-asian="bold" style:font-weight-complex="bold"/>
    </style:style>
    <style:style style:name="T9" style:family="text">
      <style:text-properties fo:font-weight="bold" officeooo:rsid="02770d63" style:font-weight-asian="bold" style:font-weight-complex="bold"/>
    </style:style>
    <style:style style:name="T10" style:family="text">
      <style:text-properties fo:font-weight="bold" officeooo:rsid="0295989f" style:font-weight-asian="bold" style:font-weight-complex="bold"/>
    </style:style>
    <style:style style:name="T11" style:family="text">
      <style:text-properties fo:font-weight="bold" officeooo:rsid="02948874" style:font-weight-asian="bold" style:font-weight-complex="bold"/>
    </style:style>
    <style:style style:name="T12" style:family="text">
      <style:text-properties fo:font-weight="bold" officeooo:rsid="029fbad1" style:font-weight-asian="bold" style:font-weight-complex="bold"/>
    </style:style>
    <style:style style:name="T13" style:family="text">
      <style:text-properties fo:font-weight="bold" officeooo:rsid="02a0ff5e" style:font-weight-asian="bold" style:font-weight-complex="bold"/>
    </style:style>
    <style:style style:name="T14" style:family="text">
      <style:text-properties fo:font-weight="bold" officeooo:rsid="02a45933" style:font-weight-asian="bold" style:font-weight-complex="bold"/>
    </style:style>
    <style:style style:name="T15" style:family="text">
      <style:text-properties fo:font-weight="bold" officeooo:rsid="02a69713" style:font-weight-asian="bold" style:font-weight-complex="bold"/>
    </style:style>
    <style:style style:name="T16" style:family="text">
      <style:text-properties fo:font-weight="bold" officeooo:rsid="02a6f78b" style:font-weight-asian="bold" style:font-weight-complex="bold"/>
    </style:style>
    <style:style style:name="T17" style:family="text">
      <style:text-properties fo:font-weight="bold" officeooo:rsid="02a8afa4" style:font-weight-asian="bold" style:font-weight-complex="bold"/>
    </style:style>
    <style:style style:name="T18" style:family="text">
      <style:text-properties fo:font-weight="normal" style:font-weight-asian="normal" style:font-weight-complex="normal"/>
    </style:style>
    <style:style style:name="T19" style:family="text">
      <style:text-properties fo:font-weight="normal" officeooo:rsid="022b58ca" style:font-weight-asian="normal" style:font-weight-complex="normal"/>
    </style:style>
    <style:style style:name="T20" style:family="text">
      <style:text-properties fo:font-weight="normal" officeooo:rsid="02266356" style:font-weight-asian="normal" style:font-weight-complex="normal"/>
    </style:style>
    <style:style style:name="T21" style:family="text">
      <style:text-properties fo:font-weight="normal" officeooo:rsid="026859ac" style:font-weight-asian="normal" style:font-weight-complex="normal"/>
    </style:style>
    <style:style style:name="T22" style:family="text">
      <style:text-properties fo:font-weight="normal" officeooo:rsid="024c350d" style:font-weight-asian="normal" style:font-weight-complex="normal"/>
    </style:style>
    <style:style style:name="T23" style:family="text">
      <style:text-properties fo:font-weight="normal" officeooo:rsid="02770d63" style:font-weight-asian="normal" style:font-weight-complex="normal"/>
    </style:style>
    <style:style style:name="T24" style:family="text">
      <style:text-properties fo:font-weight="normal" officeooo:rsid="0282b0b9" style:font-weight-asian="normal" style:font-weight-complex="normal"/>
    </style:style>
    <style:style style:name="T25" style:family="text">
      <style:text-properties fo:font-weight="normal" officeooo:rsid="0290c969" style:font-weight-asian="normal" style:font-weight-complex="normal"/>
    </style:style>
    <style:style style:name="T26" style:family="text">
      <style:text-properties fo:font-weight="normal" officeooo:rsid="0295989f" style:font-weight-asian="normal" style:font-weight-complex="normal"/>
    </style:style>
    <style:style style:name="T27" style:family="text">
      <style:text-properties fo:font-weight="normal" officeooo:rsid="029de4b8" style:font-weight-asian="normal" style:font-weight-complex="normal"/>
    </style:style>
    <style:style style:name="T28" style:family="text">
      <style:text-properties fo:font-weight="normal" officeooo:rsid="029fbad1" style:font-weight-asian="normal" style:font-weight-complex="normal"/>
    </style:style>
    <style:style style:name="T29" style:family="text">
      <style:text-properties fo:font-weight="normal" officeooo:rsid="02a69713" style:font-weight-asian="normal" style:font-weight-complex="normal"/>
    </style:style>
    <style:style style:name="T30" style:family="text">
      <style:text-properties fo:font-weight="normal" officeooo:rsid="02a6f78b" style:font-weight-asian="normal" style:font-weight-complex="normal"/>
    </style:style>
    <style:style style:name="T31" style:family="text">
      <style:text-properties fo:font-weight="normal" officeooo:rsid="02a8afa4" style:font-weight-asian="normal" style:font-weight-complex="normal"/>
    </style:style>
    <style:style style:name="T32" style:family="text">
      <style:text-properties fo:font-weight="normal" officeooo:rsid="02a937f3" style:font-weight-asian="normal" style:font-weight-complex="normal"/>
    </style:style>
    <style:style style:name="T33" style:family="text">
      <style:text-properties fo:font-weight="normal" officeooo:rsid="02aaa142" style:font-weight-asian="normal" style:font-weight-complex="normal"/>
    </style:style>
    <style:style style:name="T34" style:family="text">
      <style:text-properties fo:font-weight="normal" officeooo:rsid="02ac22c1" style:font-weight-asian="normal" style:font-weight-complex="normal"/>
    </style:style>
    <style:style style:name="T35" style:family="text">
      <style:text-properties fo:font-weight="normal" officeooo:rsid="02acc294" style:font-weight-asian="normal" style:font-weight-complex="normal"/>
    </style:style>
    <style:style style:name="T36" style:family="text">
      <style:text-properties fo:font-weight="normal" officeooo:rsid="02adc37c" style:font-weight-asian="normal" style:font-weight-complex="normal"/>
    </style:style>
    <style:style style:name="T37" style:family="text">
      <style:text-properties fo:font-weight="normal" officeooo:rsid="02afb03c" style:font-weight-asian="normal" style:font-weight-complex="normal"/>
    </style:style>
    <style:style style:name="T38" style:family="text">
      <style:text-properties officeooo:rsid="00e51007"/>
    </style:style>
    <style:style style:name="T39" style:family="text">
      <style:text-properties officeooo:rsid="022fd8d1"/>
    </style:style>
    <style:style style:name="T40" style:family="text">
      <style:text-properties officeooo:rsid="0294c92d"/>
    </style:style>
    <style:style style:name="T41" style:family="text">
      <style:text-properties officeooo:rsid="02aa98eb"/>
    </style:style>
    <style:style style:name="T42" style:family="text">
      <style:text-properties fo:font-size="10pt" style:font-size-asian="10pt" style:font-size-complex="10pt"/>
    </style:style>
    <style:style style:name="T43" style:family="text">
      <style:text-properties fo:font-style="normal" fo:font-weight="normal" officeooo:rsid="02a6f78b" style:font-style-asian="normal" style:font-weight-asian="normal" style:font-style-complex="normal"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BCB IT Stuff recording <text:span text:style-name="T40">13 November</text:span> 201<text:span text:style-name="T39">8</text:span></text:p>
      <text:p text:style-name="P3"><text:span text:style-name="T2">[0]</text:span><text:span text:style-name="T38"> Hello everybody, welcome to IT Stuff for November 2018, in which we evaluate a month’s worth of progress in the world of information technology and come to the conclusion that it’s just not good enough. And in that spirit, today we have an emergency fallback IT Stuff, cos Kriss and Shi are on tour, so here is our B Team posse, that’s B for Bradlug, and I’m Detective Pikachu. </text:span></text:p>
      <text:p text:style-name="P5"><text:span text:style-name="T8">[2 Min]</text:span><text:span text:style-name="T21"> </text:span><text:span text:style-name="T26">Let’s </text:span><text:span text:style-name="T29">start with</text:span><text:span text:style-name="T26"> Don’t Be Evil Google! </text:span><text:span text:style-name="T10">[EVILJINGLE] </text:span><text:span text:style-name="T29">It turns out that if an executive level Googler has been up to no good in the trouser department Google has been letting the bad boys sneak off quietly with their bonus intact. </text:span><text:span text:style-name="T33">In the case of Andy Rubin, the father of Android, that was a $90M payoff, a hero's farewell, and keep quiet about the sexual misconduct settlement. He denies the bad stuff happened. But the cover up with benefits happened, and there were more. </text:span></text:p>
      <text:p text:style-name="P8"><text:span text:style-name="T15">[4 Min]</text:span><text:span text:style-name="T29"> meanwhile Google got zapped the other day with </text:span><text:span text:style-name="T32">a BGP hijack, </text:span><text:span text:style-name="T33">lots of traffic got routed via Nigeria, Russia and China, we should explain: </text:span><text:a xlink:type="simple" xlink:href="https://en.wikipedia.org/wiki/BGP_hijacking" text:style-name="Internet_20_link" text:visited-style-name="Visited_20_Internet_20_Link"><text:span text:style-name="T33">https://en.wikipedia.org/wiki/BGP_hijacking</text:span></text:a><text:span text:style-name="T33"> And it's been going on regularly for 20 years or more, because BGP is based on trust. Usually it's a mistake. </text:span><text:span text:style-name="T32">Th</text:span><text:span text:style-name="T33">is week's case</text:span><text:span text:style-name="T32"> probably wasn’t malicious, because China Telecom simply dumped all the traffic. But previous cases of the same thing appear to have been deliberate snooping. </text:span><text:span text:style-name="T33">The most recent case in July was Iran Telecom snagging 10 prefixes of Telegram Messenger.</text:span></text:p>
      <text:p text:style-name="P2">[<text:span text:style-name="T41">8</text:span> Min]<text:span text:style-name="T18"> Windows news, </text:span><text:span text:style-name="T35">oh dear </text:span></text:p>
      <text:p text:style-name="P7"><text:span text:style-name="T35">A</text:span><text:span text:style-name="T18">t least they've freed up their patent portfolio, this is good isn't it? hmm??</text:span></text:p>
      <text:p text:style-name="P12"><text:span text:style-name="T35">And BillG was in Beijing this month at the “</text:span><text:span text:style-name="T18">Reinvented Toilet Expo</text:span><text:span text:style-name="T35">”. <text:line-break/></text:span><text:a xlink:type="simple" xlink:href="https://twitter.com/BillGates/status/1059430379575226368" text:style-name="Internet_20_link" text:visited-style-name="Visited_20_Internet_20_Link"><text:span text:style-name="T35">https://twitter.com/BillGates/status/1059430379575226368</text:span></text:a></text:p>
      <text:p text:style-name="P2">[1<text:span text:style-name="T41">1</text:span> Min]<text:span text:style-name="T18"> Apple news, there’s a new iPad and a new Mac Mini, both still </text:span><text:span text:style-name="T37">mostly </text:span><text:span text:style-name="T18">unrepairable. But it’s worse than that, Amazon has thrown a load of third party repairers off their marketplace, and the new devices are locked down so that </text:span><text:span text:style-name="T37">they get bricked if the repairer doesn't run special software after each service. Also, they're replacing devices because of faulty touchscreens</text:span></text:p>
      <text:p text:style-name="P3"><text:span text:style-name="T7">[</text:span><text:span text:style-name="T5">1</text:span><text:span text:style-name="T15">4</text:span><text:span text:style-name="T5"> Min]</text:span><text:span text:style-name="T20"> </text:span><text:span text:style-name="T19">You're listening to </text:span><text:span text:style-name="T27">BCB 106.6FM, this is IT Stuff, otherwise available at itstuff.org.uk. </text:span></text:p>
      <text:p text:style-name="P12"><text:span text:style-name="T11">[</text:span><text:span text:style-name="T12">1</text:span><text:span text:style-name="T16">5</text:span><text:span text:style-name="T12"> Min] </text:span><text:span text:style-name="T16">Anniversary Corner</text:span><text:span text:style-name="T30"> 25 years ago NCSA Mosaic 1.0 </text:span><text:span text:style-name="T35">11</text:span><text:span text:style-name="T30"> </text:span><text:span text:style-name="Emphasis"><text:span text:style-name="T43">Nov1993</text:span></text:span><text:span text:style-name="T30">, </text:span><text:span text:style-name="T31">meanwhile Tim Berners Lee has been off on one again “</text:span><text:span text:style-name="T35">S</text:span><text:span text:style-name="T31">ocial networks should "stretch" users to be friends with people they don't know”, and news of HTTP 3 </text:span><text:span text:style-name="T35">formerly</text:span><text:span text:style-name="T31"> HTTP-over-QUIC, </text:span><text:span text:style-name="T36">QUIC is sort-of encrypted HTTP over sort-of UDP. It's got a logo -- </text:span><text:a xlink:type="simple" xlink:href="https://daniel.haxx.se/blog/wp-content/uploads/2018/10/Screenshot_2018-11-06-HTTP-QUIC-slides-103-httpbis-httpquic-00.png" text:style-name="Internet_20_link" text:visited-style-name="Visited_20_Internet_20_Link"><text:span text:style-name="T36">don't look</text:span></text:a></text:p>
      <text:p text:style-name="P13"><text:span text:style-name="T16">[1</text:span><text:span text:style-name="T17">8</text:span><text:span text:style-name="T16"> Min] </text:span><text:span text:style-name="T13">World of Stuff!</text:span><text:span text:style-name="T14"> </text:span><text:a xlink:type="simple" xlink:href="https://hackaday.com/2018/11/12/new-part-day-a-6-linux-computer-you-might-be-able-to-write-code-for/" text:style-name="Internet_20_link" text:visited-style-name="Visited_20_Internet_20_Link"><text:span text:style-name="T14">The C-Sky Linux development board</text:span></text:a><text:span text:style-name="T14"> </text:span><text:span text:style-name="T36">for $6 you get 64 MB of DDR2 RAM, HDMI out, a 600MHz CPU (something weird), a few buttons, 2 USB -- “a slightly unauthorized tribute to the STM32F103C8T6”, it seems to be an old settop box design that's escaped. And you can </text:span><text:a xlink:type="simple" xlink:href="https://www.technologyreview.com/s/612375/using-wi-fi-to-see-behind-closed-doors-is-easier-than-anyone-thought/" text:style-name="Internet_20_link" text:visited-style-name="Visited_20_Internet_20_Link"><text:span text:style-name="T36">use WiFi to see through walls</text:span></text:a><text:span text:style-name="T36">.</text:span></text:p>
      <text:p text:style-name="P4"><text:span text:style-name="T11">[</text:span><text:span text:style-name="T12">2</text:span><text:span text:style-name="T16">1</text:span><text:span text:style-name="T12"> Min</text:span><text:span text:style-name="T1">]</text:span><text:span text:style-name="T18"> </text:span><text:span text:style-name="T12">Local Events</text:span><text:span text:style-name="T28">, next Coder Dojo </text:span><text:span text:style-name="T30">Saturday </text:span><text:span text:style-name="T28">17 November bradford-coderdojo.github.io, </text:span><text:span text:style-name="T30">next badonkadonk </text:span><text:span text:style-name="T34">Weds 12 December</text:span><text:span text:style-name="T30">, and let’s plug Bradlug Tuesday 11 December</text:span></text:p>
      <text:p text:style-name="P11"><text:span text:style-name="T3">[</text:span><text:span text:style-name="T4">2</text:span><text:span text:style-name="T12">4</text:span><text:span text:style-name="T4"> Min] </text:span><text:span text:style-name="T6">Go Home Elon You're </text:span><text:span text:style-name="T10">Drunk</text:span><text:span text:style-name="T22"> </text:span><text:span text:style-name="T30">and Elon’s had quite a productive month, he’s fired </text:span><text:span text:style-name="T34">7 SpaceX managers</text:span><text:span text:style-name="T30"> (not literally), </text:span><text:span text:style-name="T34">and he's been talking up his crazy tunneling business "The Boring Company is also going to do tunneling for, like, water transport, sewage, electrical. We're not going to turn our noses up at sewage tunnels. We're happy to do that too." Just imagine a future where you can go into a Bill Gates Bog and/</text:span><text:span text:style-name="T35">or</text:span><text:span text:style-name="T34"> flush into an Elon Musk sewer.</text:span></text:p>
      <text:p text:style-name="P9"><text:span text:style-name="T9">[2</text:span><text:span text:style-name="T12">6</text:span><text:span text:style-name="T9"> Min]</text:span><text:span text:style-name="T23"> </text:span><text:span text:style-name="T25">To play us out</text:span><text:span text:style-name="T24">, </text:span><text:span text:style-name="T30">here’s something sad, </text:span><text:span text:style-name="T34">a team at Anglia Ruskin and the University of Exeter has prepared this music generated from an image of the sunrise on Mars taken by the Opportunity rover. Why is this sad, well, following the planet-wide sandstorm earlier this year we still haven't heard back from Opportunity and it's starting to look like the poor old love is finished.<text:line-break/></text:span><text:a xlink:type="simple" xlink:href="https://www.youtube.com/watch?v=loXhsglsG-w" text:style-name="Internet_20_link" text:visited-style-name="Visited_20_Internet_20_Link"><text:span text:style-name="T34">https://www.youtube.com/watch?v=loXhsglsG-w</text:span></text:a></text:p>
      <text:p text:style-name="P9"><text:span text:style-name="T34"/></text:p>
      <text:p text:style-name="P10"><text:soft-page-break/><text:span text:style-name="T18"/></text:p>
      <text:p text:style-name="P10"><text:span text:style-name="T18"/></text:p>
      <text:p text:style-name="P10"><text:span text:style-name="T18">supplementary stuff:</text:span></text:p>
      <text:p text:style-name="P10"><text:span text:style-name="T18">Chinese teachers mine Bitcoin </text:span><text:a xlink:type="simple" xlink:href="https://www.theregister.co.uk/2018/11/09/chinese_teacher_cryptocoin/" text:style-name="Internet_20_link" text:visited-style-name="Visited_20_Internet_20_Link"><text:span text:style-name="T18">https://www.theregister.co.uk/2018/11/09/chinese_teacher_cryptocoin/</text:span></text:a><text:span text:style-name="T18"><text:line-break/></text:span><text:span text:style-name="T35">Flickr slashes free hosting to just 1000 photos</text:span></text:p>
      <text:p text:style-name="P10"><text:span text:style-name="T3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Marathi1" svg:font-family="'Lohit Marath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ohit Marathi" svg:font-family="'Lohit Marathi'" style:font-family-generic="system" style:font-pitch="variable"/>
    <style:font-face style:name="Lucida Sans" svg:font-family="'Lucida Sans'"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Zen Hei" style:font-size-asian="10.5pt" style:language-asian="zh" style:country-asian="CN" style:font-name-complex="Lohit Marath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tyle:font-size-asian="10.5pt" style:language-asian="zh" style:country-asian="CN" style:font-name-complex="Lohit Marath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Lohit Marathi1" style:font-family-complex="'Lohit Marath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Marathi1"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1" style:font-family-complex="'Lohit Marath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WenQuanYi Zen Hei" style:font-family-asian="'WenQuanYi Zen Hei'" style:font-family-generic-asian="system" style:font-pitch-asian="variable" style:font-size-asian="24pt" style:font-weight-asian="bold" style:font-name-complex="Lohit Marathi" style:font-family-complex="'Lohit Marathi'" style:font-family-generic-complex="system" style:font-pitch-complex="variable" style:font-size-complex="24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list-style-name="" style:class="text">
      <style:paragraph-properties fo:margin-top="0.0417in" fo:margin-bottom="0.0417in" loext:contextual-spacing="false"/>
      <style:text-properties style:font-name="Liberation Serif" fo:font-family="'Liberation Serif'" style:font-family-generic="roman" style:font-pitch="variable" fo:font-size="7pt" fo:font-weight="bold" style:font-name-asian="Arial Unicode MS" style:font-family-asian="'Arial Unicode MS'" style:font-family-generic-asian="system" style:font-pitch-asian="variable" style:font-size-asian="7pt" style:font-weight-asian="bold" style:font-name-complex="Lucida Sans" style:font-family-complex="'Lucida Sans'" style:font-family-generic-complex="system" style:font-pitch-complex="variable" style:font-size-complex="7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23T10:40:21.943372363</meta:creation-date>
    <dc:date>2018-11-13T18:27:00.795393879</dc:date>
    <meta:editing-duration>PT16H12M38S</meta:editing-duration>
    <meta:editing-cycles>125</meta:editing-cycles>
    <meta:generator>LibreOffice/6.1.3.2$Linux_X86_64 LibreOffice_project/10$Build-2</meta:generator>
    <meta:document-statistic meta:table-count="0" meta:image-count="0" meta:object-count="0" meta:page-count="2" meta:paragraph-count="16" meta:word-count="670" meta:character-count="4038" meta:non-whitespace-character-count="3379"/>
  </office:meta>
</office:document-meta>
</file>